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style>
    <style:style style:name="P4" style:family="paragraph" style:parent-style-name="Text_20_body" style:list-style-name="L2">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COMPLETE DIGITAL DJ PERFORMANCE</text:span></text:p>
      <text:p text:style-name="Text_20_body">MIXTRACK PRO is a complete DJ system that works with the music on your Mac or PC. MIXTRACK PRO's classic two-turntables-and-a-mixer setup connects to your computer so you can scratch, mix, loop, and much more.</text:p>
      <text:p text:style-name="Standard"/>
      <text:p text:style-name="Standard"/>
      <text:p text:style-name="Text_20_body"><text:span text:style-name="Strong_20_Emphasis">Complete digital DJ performance</text:span></text:p>
      <text:p text:style-name="Text_20_body">MIXTRACK PRO is a complete DJ system that works with the music on your Mac or PC. MIXTRACK PRO's classic two-turntables-and-a-mixer setup connects to your computer so you can scratch, mix, loop, and much more. MIXTRACK PRO has all the inputs and outputs you’ll need for your headphones, speakers, and a mic. Plus, MIXTRACK PRO is portable, so you'll always be ready to DJ anywhere.</text:p>
      <text:p text:style-name="Text_20_body"><text:span text:style-name="Strong_20_Emphasis">Now Works With Free Serato DJ Intro Software!</text:span></text:p>
      <text:p text:style-name="Text_20_body">A free download of Serato DJ Intro is now available for MIXDECK, MIXDECK EXPRESS, MIXDECK QUAD, MIXTRACK PRO, and N4! Click here to learn more</text:p>
      <text:p text:style-name="Text_20_body"><text:span text:style-name="Strong_20_Emphasis">Control Comfort</text:span></text:p>
      <text:p text:style-name="Text_20_body">MIXTRACK PRO has two decks, each with a large, touch-sensitive turntable for accurate scratching, beat-juggling and locating precise points within your tracks. It’s just like working with a record. In addition to the two decks, MIXTRACK PRO has an easy to use audio mixer so veteran DJs and beginners alike will be able to step right up and get the party going. If you’re DJing for the first time, MIXTRACK PRO is a great place to learn because your skills will transfer to any other DJ system.</text:p>
      <text:p text:style-name="Text_20_body"><text:span text:style-name="Strong_20_Emphasis">Software Sync</text:span></text:p>
      <text:p text:style-name="Text_20_body">MIXTRACK PRO comes with Serato DJ Intro, powerful software which makes it easy to mix your favorite music. Plus, Virtual DJ LE comes standard in North and South America and Native Instruments'® Traktor LE is included in Europe and Asia. MIXTRACK PRO lets you create professional sounding mixes at home or at live performances at parties, functions and clubs. MIXTRACK PRO is also a MIDI-over-USB controller, so it's compatible with virtually all DJ software.</text:p>
      <text:p text:style-name="Text_20_body"><text:span text:style-name="Strong_20_Emphasis">Super Sound</text:span></text:p>
      <text:p text:style-name="Text_20_body">MIXTRACK PRO, while a powerful controller for software, also houses a complete audio interface, which enables you to input and output high-quality sound. Whether you’re connecting MIXTRACK PRO to the computer, to the sound system, for recording, previewing in headphones, or talking over the music with a mic, MIXTRACK PRO gives you all the inputs and outputs you’ll need.</text:p>
      <text:p text:style-name="Text_20_body">iTunes is a trademark of Apple Inc. registered in the U.S. and other countries.<text:line-break/>* Virtual DJ LE, Audio/Video/Karaoke mixing software included.</text:p>
      <text:p text:style-name="Text_20_body"><text:span text:style-name="Strong_20_Emphasis">Features</text:span></text:p>
      <text:list xml:id="list6870828868746947106" text:style-name="L1">
        <text:list-item>
          <text:p text:style-name="P3">Large, touch-sensitive control wheels for scratching and song cueing </text:p>
        </text:list-item>
        <text:list-item>
          <text:p text:style-name="P3">Built-in audio connections for both cue preview and performance output </text:p>
        </text:list-item>
        <text:list-item>
          <text:p text:style-name="P3">Serato DJ Intro software included </text:p>
        </text:list-item>
        <text:list-item>
          <text:p text:style-name="P3">VirtualDJ LE audio, video and karaoke mixing software included in North &amp; South America </text:p>
        </text:list-item>
        <text:list-item>
          <text:p text:style-name="P3">TRAKTOR LE software included in Europe &amp; Asia </text:p>
        </text:list-item>
        <text:list-item>
          <text:p text:style-name="P3">Complete mixer section with crossfader, EQ, loop and effects controls </text:p>
        </text:list-item>
        <text:list-item>
          <text:p text:style-name="P3">Mouseless navigation controls on the deck </text:p>
        </text:list-item>
        <text:list-item>
          <text:p text:style-name="P3">Lighted deck-controls indicate software status </text:p>
        </text:list-item>
        <text:list-item>
          <text:p text:style-name="P3"><text:soft-page-break/>Integrates with your iTunes library to play and mix songs </text:p>
        </text:list-item>
        <text:list-item>
          <text:p text:style-name="P3">Compatible with virtually any MIDI DJ software </text:p>
        </text:list-item>
        <text:list-item>
          <text:p text:style-name="P1">USB powered when connected to a computer </text:p>
        </text:list-item>
      </text:list>
      <text:p text:style-name="Text_20_body"><text:span text:style-name="Strong_20_Emphasis">Specifications</text:span></text:p>
      <text:list xml:id="list8545418307712927748" text:style-name="L2">
        <text:list-item>
          <text:p text:style-name="P4">Dimensions (WxDxH): 18.75" x 11.5" x 2.5" </text:p>
        </text:list-item>
        <text:list-item>
          <text:p text:style-name="P2">Weight: 1.45 lb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S</meta:editing-duration>
    <meta:editing-cycles>3</meta:editing-cycles>
    <meta:generator>OpenOffice/4.1.1$Win32 OpenOffice.org_project/411m6$Build-9775</meta:generator>
    <dc:date>2018-02-11T13:25:57.89</dc:date>
    <meta:document-statistic meta:table-count="0" meta:image-count="0" meta:object-count="0" meta:page-count="2" meta:paragraph-count="28" meta:word-count="505" meta:character-count="3051"/>
    <dc:creator>Marti </dc:creator>
    <meta:user-defined meta:name="Info 1"/>
    <meta:user-defined meta:name="Info 2"/>
    <meta:user-defined meta:name="Info 3"/>
    <meta:user-defined meta:name="Info 4"/>
  </office:meta>
</office:document-meta>
</file>